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1cm" svg:stroke-color="#000000" draw:marker-start-width="0.36cm" draw:marker-start-center="false" draw:marker-end-width="0.36cm" draw:marker-end-center="false" draw:fill="none" draw:fill-color="#ffffff" draw:auto-grow-width="true" fo:min-height="0.13cm" fo:min-width="0.616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1cm" svg:stroke-color="#6fb544" draw:marker-start-width="0.259cm" draw:marker-start-center="false" draw:marker-end-width="0.259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1cm" svg:stroke-color="#ad649a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1cm" svg:stroke-color="#0098cc" draw:marker-start-width="0.259cm" draw:marker-start-center="false" draw:marker-end-width="0.259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594cm" svg:height="0.624cm" draw:transform="rotate (-1.25506626510912) translate (9.852cm 14.494cm)">
            <draw:text-box>
              <text:p text:style-name="P1"><text:span text:style-name="T1">3,2 cm</text:span></text:p>
            </draw:text-box>
          </draw:frame>
          <draw:polyline draw:style-name="gr2" draw:text-style-name="P3" draw:layer="layout" svg:width="1.999cm" svg:height="1.999cm" svg:x="10.339cm" svg:y="13.887cm" svg:viewBox="0 0 2000 2000" draw:points="0,2000 2000,2000 2000,0">
            <text:p/>
          </draw:polyline>
          <draw:line draw:style-name="gr3" draw:text-style-name="P4" draw:layer="layout" svg:x1="12.339cm" svg:y1="13.887cm" svg:x2="11.339cm" svg:y2="14.887cm">
            <text:p/>
          </draw:line>
          <draw:polyline draw:style-name="gr4" draw:text-style-name="P3" draw:layer="layout" svg:width="1.498cm" svg:height="0.5cm" svg:x="9.84cm" svg:y="14.386cm" svg:viewBox="0 0 1499 501" draw:points="1499,501 1000,0 499,501 0,0">
            <text:p/>
          </draw:polyline>
          <draw:line draw:style-name="gr5" draw:text-style-name="P4" draw:layer="layout" svg:x1="9.84cm" svg:y1="14.386cm" svg:x2="10.339cm" svg:y2="15.88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3:19:21.151135783</meta:creation-date>
    <dc:date>2018-05-24T13:19:40.331118755</dc:date>
    <meta:editing-duration>PT19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